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1c1c1c" draw:textarea-horizontal-align="justify" draw:textarea-vertical-align="middle" draw:auto-grow-height="false"/>
    </style:style>
    <style:style style:name="gr2" style:family="graphic" style:parent-style-name="standard">
      <style:graphic-properties svg:stroke-width="0.152cm" svg:stroke-color="#000000" draw:marker-start-width="0.427cm" draw:marker-end-width="0.427cm" draw:fill="solid" draw:fill-color="#ffd320" draw:textarea-horizontal-align="justify" draw:textarea-vertical-align="middle" draw:auto-grow-height="false" fo:padding-top="0.2cm" fo:padding-bottom="0.2cm" fo:padding-left="0.325cm" fo:padding-right="0.325cm"/>
    </style:style>
    <style:style style:name="gr3" style:family="graphic" style:parent-style-name="standard">
      <style:graphic-properties draw:stroke="dash" draw:stroke-dash="Fine_20_Dashed" svg:stroke-width="0.203cm" svg:stroke-color="#000000" draw:marker-start-width="0.503cm" draw:marker-end-width="0.503cm" draw:fill="solid" draw:fill-color="#ffff00" draw:textarea-horizontal-align="justify" draw:textarea-vertical-align="middle" draw:auto-grow-height="false" fo:padding-top="0.225cm" fo:padding-bottom="0.225cm" fo:padding-left="0.35cm" fo:padding-right="0.35cm"/>
    </style:style>
    <style:style style:name="gr4" style:family="graphic" style:parent-style-name="standard">
      <style:graphic-properties draw:stroke="dash" draw:stroke-dash="Fine_20_Dashed" svg:stroke-width="0.203cm" svg:stroke-color="#000000" draw:marker-start-width="0.503cm" draw:marker-end-width="0.503cm" draw:fill="solid" draw:fill-color="#ff3333" draw:textarea-horizontal-align="justify" draw:textarea-vertical-align="middle" draw:auto-grow-height="false" fo:padding-top="0.225cm" fo:padding-bottom="0.225cm" fo:padding-left="0.35cm" fo:padding-right="0.35cm"/>
    </style:style>
    <style:style style:name="gr5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svg:stroke-width="0.152cm" svg:stroke-color="#000000" draw:marker-start-width="0.427cm" draw:marker-end-width="0.427cm" draw:fill="hatch" draw:fill-color="#666666" draw:fill-hatch-name="Black_20_-45_20_Degrees" draw:fill-hatch-solid="true" draw:textarea-horizontal-align="justify" draw:textarea-vertical-align="middle" draw:auto-grow-height="false" fo:padding-top="0.2cm" fo:padding-bottom="0.2cm" fo:padding-left="0.325cm" fo:padding-right="0.325cm" draw:shadow-offset-x="0.203cm" draw:shadow-offset-y="0.203cm"/>
    </style:style>
    <style:style style:name="gr8" style:family="graphic" style:parent-style-name="standard">
      <style:graphic-properties svg:stroke-width="0.152cm" svg:stroke-color="#000000" draw:marker-start-width="0.427cm" draw:marker-end-width="0.427cm" draw:fill="solid" draw:fill-color="#aea79f" draw:textarea-horizontal-align="justify" draw:textarea-vertical-align="middle" draw:auto-grow-height="false" fo:padding-top="0.2cm" fo:padding-bottom="0.2cm" fo:padding-left="0.325cm" fo:padding-right="0.325cm"/>
    </style:style>
    <style:style style:name="gr9" style:family="graphic" style:parent-style-name="standard">
      <style:graphic-properties svg:stroke-width="0.152cm" svg:stroke-color="#000000" draw:marker-start-width="0.427cm" draw:marker-end-width="0.427cm" draw:fill="solid" draw:fill-color="#3465a4" draw:textarea-horizontal-align="justify" draw:textarea-vertical-align="middle" draw:auto-grow-height="false" fo:padding-top="0.2cm" fo:padding-bottom="0.2cm" fo:padding-left="0.325cm" fo:padding-right="0.325cm"/>
    </style:style>
    <style:style style:name="gr10" style:family="graphic" style:parent-style-name="standard">
      <style:graphic-properties draw:stroke="none" svg:stroke-color="#000000" draw:fill="none" draw:fill-color="#ffffff" fo:min-height="0.983cm"/>
    </style:style>
    <style:style style:name="gr11" style:family="graphic" style:parent-style-name="standard">
      <style:graphic-properties draw:stroke="none" draw:fill="none" fo:min-height="0.514cm"/>
    </style:style>
    <style:style style:name="gr12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fo:min-height="4.513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color="#3399ff"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ff3333" fo:font-size="54pt" fo:font-weight="bold" style:font-size-asian="54pt" style:font-weight-asian="bold" style:font-size-complex="54pt" style:font-weight-complex="bold"/>
    </style:style>
    <style:style style:name="T3" style:family="text">
      <style:text-properties fo:color="#ffff00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3.94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5cm" svg:height="4.026cm" svg:x="8.379cm" svg:y="8.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417cm" svg:height="8.97cm" svg:x="7.321cm" svg:y="12.7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72cm" svg:height="2.272cm" svg:x="9.444cm" svg:y="9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392cm" svg:height="1.426cm" svg:x="11.784cm" svg:y="9.5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1.154cm" svg:height="0.61cm" svg:x="11.038cm" svg:y="8.5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274cm" svg:height="2.611cm" svg:x="9.376cm" svg:y="15.4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6cm" svg:height="1.052cm" svg:x="9.303cm" svg:y="18.6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1.026cm" svg:height="1.052cm" svg:x="12.594cm" svg:y="18.6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1.026cm" svg:height="1.052cm" svg:x="10.995cm" svg:y="18.6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1.39cm" svg:height="2.273cm" svg:x="5.714cm" svg:y="20.7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9cm" svg:height="2.273cm" svg:x="15.947cm" svg:y="20.7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44cm" svg:height="1.981cm" svg:x="5.407cm" svg:y="12.8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41cm" svg:height="1.575cm" svg:x="5.476cm" svg:y="15.4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41cm" svg:height="1.575cm" svg:x="5.442cm" svg:y="17.5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44cm" svg:height="1.981cm" svg:x="16.207cm" svg:y="12.8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41cm" svg:height="1.575cm" svg:x="16.276cm" svg:y="15.4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41cm" svg:height="1.575cm" svg:x="16.242cm" svg:y="17.557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4.247cm" svg:height="1.233cm" svg:x="2.507cm" svg:y="12.763cm">
          <draw:text-box>
            <text:p text:style-name="P2"><text:span text:style-name="T1">right_arm_1</text:span></text:p>
          </draw:text-box>
        </draw:frame>
        <draw:frame draw:style-name="gr10" draw:text-style-name="P2" draw:layer="layout" svg:width="4.247cm" svg:height="1.233cm" svg:x="2.508cm" svg:y="15.364cm">
          <draw:text-box>
            <text:p text:style-name="P2"><text:span text:style-name="T1">right_arm_2</text:span></text:p>
          </draw:text-box>
        </draw:frame>
        <draw:frame draw:style-name="gr10" draw:text-style-name="P2" draw:layer="layout" svg:width="4.247cm" svg:height="1.233cm" svg:x="2.508cm" svg:y="17.457cm">
          <draw:text-box>
            <text:p text:style-name="P2"><text:span text:style-name="T1">right_servo</text:span></text:p>
          </draw:text-box>
        </draw:frame>
        <draw:frame draw:style-name="gr10" draw:text-style-name="P2" draw:layer="layout" svg:width="4.247cm" svg:height="1.233cm" svg:x="17.726cm" svg:y="12.801cm">
          <draw:text-box>
            <text:p text:style-name="P2"><text:span text:style-name="T1">left_arm_1</text:span></text:p>
          </draw:text-box>
        </draw:frame>
        <draw:frame draw:style-name="gr10" draw:text-style-name="P2" draw:layer="layout" svg:width="4.247cm" svg:height="1.233cm" svg:x="17.727cm" svg:y="15.402cm">
          <draw:text-box>
            <text:p text:style-name="P2"><text:span text:style-name="T1">left_arm_2</text:span></text:p>
          </draw:text-box>
        </draw:frame>
        <draw:frame draw:style-name="gr10" draw:text-style-name="P2" draw:layer="layout" svg:width="4.247cm" svg:height="1.233cm" svg:x="17.727cm" svg:y="17.495cm">
          <draw:text-box>
            <text:p text:style-name="P2"><text:span text:style-name="T1">left_servo</text:span></text:p>
          </draw:text-box>
        </draw:frame>
        <draw:frame draw:style-name="gr11" draw:text-style-name="P2" draw:layer="layout" svg:width="3.925cm" svg:height="0.764cm" svg:x="2.836cm" svg:y="20.782cm">
          <draw:text-box>
            <text:p text:style-name="P2"><text:span text:style-name="T1">right_motor</text:span></text:p>
          </draw:text-box>
        </draw:frame>
        <draw:frame draw:style-name="gr11" draw:text-style-name="P2" draw:layer="layout" svg:width="3.925cm" svg:height="0.764cm" svg:x="17.437cm" svg:y="20.782cm">
          <draw:text-box>
            <text:p text:style-name="P2"><text:span text:style-name="T1">left_motor</text:span></text:p>
          </draw:text-box>
        </draw:frame>
        <draw:frame draw:style-name="gr11" draw:text-style-name="P2" draw:layer="layout" svg:width="3.925cm" svg:height="0.764cm" svg:x="16.438cm" svg:y="8.782cm">
          <draw:text-box>
            <text:p text:style-name="P2"><text:span text:style-name="T1">face_servo</text:span></text:p>
          </draw:text-box>
        </draw:frame>
        <draw:frame draw:style-name="gr11" draw:text-style-name="P2" draw:layer="layout" svg:width="3.925cm" svg:height="0.764cm" svg:x="16.2cm" svg:y="10.631cm">
          <draw:text-box>
            <text:p text:style-name="P2"><text:span text:style-name="T1">head_servo</text:span></text:p>
          </draw:text-box>
        </draw:frame>
        <draw:line draw:style-name="gr12" draw:text-style-name="P1" draw:layer="layout" svg:x1="16.488cm" svg:y1="9.232cm" svg:x2="10.597cm" svg:y2="10.396cm">
          <text:p/>
        </draw:line>
        <draw:line draw:style-name="gr13" draw:text-style-name="P1" draw:layer="layout" svg:x1="16.514cm" svg:y1="11.252cm" svg:x2="11.659cm" svg:y2="12.554cm">
          <text:p/>
        </draw:line>
        <draw:frame draw:style-name="gr14" draw:text-style-name="P3" draw:layer="layout" svg:width="20.025cm" svg:height="4.763cm" svg:x="1.278cm" svg:y="0.57cm">
          <draw:text-box>
            <text:p text:style-name="P3"><text:span text:style-name="T2">mr</text:span><text:span text:style-name="T3">Yell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-45_20_Degrees" draw:display-name="Black -45 Degrees" draw:style="single" draw:color="#000000" draw:distance="0.305cm" draw:rotation="31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8T11:23:20.032940941</meta:creation-date>
    <dc:date>2017-03-08T11:38:50.017158919</dc:date>
    <meta:editing-duration>PT8M20S</meta:editing-duration>
    <meta:editing-cycles>11</meta:editing-cycles>
    <meta:generator>LibreOffice/4.2.8.2$Linux_X86_64 LibreOffice_project/420m0$Build-2</meta:generator>
    <meta:document-statistic meta:object-count="31"/>
  </office:meta>
</office:document-meta>
</file>